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77d" officeooo:paragraph-rsid="001eb77d"/>
    </style:style>
    <style:style style:name="P2" style:family="paragraph" style:parent-style-name="Standard">
      <style:text-properties officeooo:rsid="001eb77d" officeooo:paragraph-rsid="003356cc"/>
    </style:style>
    <style:style style:name="P3" style:family="paragraph" style:parent-style-name="Standard">
      <style:text-properties officeooo:rsid="001fa26f" officeooo:paragraph-rsid="001fa26f"/>
    </style:style>
    <style:style style:name="P4" style:family="paragraph" style:parent-style-name="Standard">
      <style:text-properties fo:font-weight="bold" officeooo:rsid="001fa26f" officeooo:paragraph-rsid="001fa26f" style:font-weight-asian="bold" style:font-weight-complex="bold"/>
    </style:style>
    <style:style style:name="P5" style:family="paragraph" style:parent-style-name="Standard">
      <style:text-properties fo:font-weight="bold" officeooo:rsid="00242af8" officeooo:paragraph-rsid="00242af8" style:font-weight-asian="bold" style:font-weight-complex="bold"/>
    </style:style>
    <style:style style:name="P6" style:family="paragraph" style:parent-style-name="Standard">
      <style:text-properties fo:font-weight="bold" officeooo:rsid="0025e707" officeooo:paragraph-rsid="0025e707" style:font-weight-asian="bold" style:font-weight-complex="bold"/>
    </style:style>
    <style:style style:name="P7" style:family="paragraph" style:parent-style-name="Standard">
      <style:text-properties fo:font-weight="bold" officeooo:rsid="002dcd24" officeooo:paragraph-rsid="002dcd24" style:font-weight-asian="bold" style:font-weight-complex="bold"/>
    </style:style>
    <style:style style:name="P8" style:family="paragraph" style:parent-style-name="Standard">
      <style:text-properties fo:font-weight="bold" officeooo:rsid="002fa32c" officeooo:paragraph-rsid="003bb6cc" style:font-weight-asian="bold" style:font-weight-complex="bold"/>
    </style:style>
    <style:style style:name="P9" style:family="paragraph" style:parent-style-name="Standard">
      <style:text-properties fo:font-weight="bold" officeooo:rsid="003356cc" officeooo:paragraph-rsid="003356cc" style:font-weight-asian="bold" style:font-weight-complex="bold"/>
    </style:style>
    <style:style style:name="P10" style:family="paragraph" style:parent-style-name="Standard">
      <style:text-properties fo:font-weight="bold" officeooo:rsid="0039b6f7" officeooo:paragraph-rsid="0039b6f7" style:font-weight-asian="bold" style:font-weight-complex="bold"/>
    </style:style>
    <style:style style:name="P11" style:family="paragraph" style:parent-style-name="Standard">
      <style:text-properties fo:font-weight="normal" officeooo:rsid="00242af8" officeooo:paragraph-rsid="00242af8" style:font-weight-asian="normal" style:font-weight-complex="normal"/>
    </style:style>
    <style:style style:name="P12" style:family="paragraph" style:parent-style-name="Standard">
      <style:text-properties fo:font-weight="normal" officeooo:rsid="0025e707" officeooo:paragraph-rsid="0025e707" style:font-weight-asian="normal" style:font-weight-complex="normal"/>
    </style:style>
    <style:style style:name="P13" style:family="paragraph" style:parent-style-name="Standard">
      <style:text-properties fo:font-weight="normal" officeooo:rsid="002776b7" officeooo:paragraph-rsid="002776b7" style:font-weight-asian="normal" style:font-weight-complex="normal"/>
    </style:style>
    <style:style style:name="P14" style:family="paragraph" style:parent-style-name="Standard">
      <style:text-properties fo:font-weight="normal" officeooo:rsid="002e9fdf" officeooo:paragraph-rsid="002e9fdf" style:font-weight-asian="normal" style:font-weight-complex="normal"/>
    </style:style>
    <style:style style:name="P15" style:family="paragraph" style:parent-style-name="Standard">
      <style:text-properties fo:font-weight="normal" officeooo:rsid="002e9fdf" officeooo:paragraph-rsid="0039b6f7" style:font-weight-asian="normal" style:font-weight-complex="normal"/>
    </style:style>
    <style:style style:name="P16" style:family="paragraph" style:parent-style-name="Standard">
      <style:text-properties fo:font-weight="normal" officeooo:rsid="002f8af3" officeooo:paragraph-rsid="002f8af3" style:font-weight-asian="normal" style:font-weight-complex="normal"/>
    </style:style>
    <style:style style:name="P17" style:family="paragraph" style:parent-style-name="Standard">
      <style:paragraph-properties style:line-height-at-least="0.503cm"/>
      <style:text-properties fo:font-weight="normal" officeooo:rsid="002fa32c" style:font-weight-asian="normal" style:font-weight-complex="normal"/>
    </style:style>
    <style:style style:name="P18" style:family="paragraph" style:parent-style-name="Standard">
      <style:paragraph-properties style:line-height-at-least="0.503cm"/>
      <style:text-properties fo:font-weight="normal" officeooo:rsid="002fa32c" officeooo:paragraph-rsid="003bb6cc" style:font-weight-asian="normal" style:font-weight-complex="normal"/>
    </style:style>
    <style:style style:name="P19" style:family="paragraph" style:parent-style-name="Standard">
      <style:text-properties fo:font-weight="normal" officeooo:rsid="003102d3" officeooo:paragraph-rsid="003102d3" style:font-weight-asian="normal" style:font-weight-complex="normal"/>
    </style:style>
    <style:style style:name="P20" style:family="paragraph" style:parent-style-name="Standard">
      <style:text-properties fo:font-weight="normal" officeooo:rsid="00380ae2" officeooo:paragraph-rsid="00380ae2" style:font-weight-asian="normal" style:font-weight-complex="normal"/>
    </style:style>
    <style:style style:name="P21" style:family="paragraph" style:parent-style-name="Standard">
      <style:text-properties fo:font-weight="normal" officeooo:rsid="0039b6f7" officeooo:paragraph-rsid="0039b6f7" style:font-weight-asian="normal" style:font-weight-complex="normal"/>
    </style:style>
    <style:style style:name="P22" style:family="paragraph" style:parent-style-name="Standard">
      <style:text-properties fo:font-weight="normal" officeooo:rsid="0039f823" officeooo:paragraph-rsid="0039f823" style:font-weight-asian="normal" style:font-weight-complex="normal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4" style:family="paragraph" style:parent-style-name="Standard">
      <style:text-properties fo:color="#000000" style:font-name="Droid Sans Mono" fo:font-size="10.5pt" fo:font-weight="normal" officeooo:rsid="001fa26f" officeooo:paragraph-rsid="001fa26f" fo:background-color="#ffffff"/>
    </style:style>
    <style:style style:name="P25" style:family="paragraph" style:parent-style-name="Standard">
      <style:text-properties fo:color="#000000" style:font-name="Droid Sans Mono" fo:font-size="10.5pt" fo:font-weight="normal" officeooo:rsid="003356cc" officeooo:paragraph-rsid="003356cc" fo:background-color="#ffffff"/>
    </style:style>
    <style:style style:name="P26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e"/>
    </style:style>
    <style:style style:name="P27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3bb6cc" fo:background-color="#fffffe"/>
    </style:style>
    <style:style style:name="P28" style:family="paragraph" style:parent-style-name="Standard">
      <style:text-properties fo:color="#000000" style:font-name="Droid Sans Mono" fo:font-size="10.5pt" fo:font-weight="normal" officeooo:rsid="002dcd24" officeooo:paragraph-rsid="002dcd24" fo:background-color="#fffffe" style:font-weight-asian="bold" style:font-weight-complex="bold"/>
    </style:style>
    <style:style style:name="P29" style:family="paragraph" style:parent-style-name="Standard">
      <style:paragraph-properties style:line-height-at-least="0.503cm"/>
      <style:text-properties fo:color="#000000" style:font-name="Droid Sans Mono" fo:font-size="10.5pt" fo:font-weight="normal" officeooo:rsid="002dcd24" officeooo:paragraph-rsid="003bb6cc" fo:background-color="#fffffe" style:font-weight-asian="bold" style:font-weight-complex="bold"/>
    </style:style>
    <style:style style:name="P30" style:family="paragraph" style:parent-style-name="Standard">
      <style:text-properties fo:color="#000000" style:font-name="Droid Sans Mono" fo:font-size="10.5pt" fo:font-weight="normal" officeooo:paragraph-rsid="001fa26f" fo:background-color="#fffffe"/>
    </style:style>
    <style:style style:name="P31" style:family="paragraph" style:parent-style-name="Standard">
      <style:text-properties fo:color="#000000" style:font-name="Droid Sans Mono" fo:font-size="10.5pt" fo:font-weight="normal" officeooo:paragraph-rsid="002fa32c" fo:background-color="#fffffe"/>
    </style:style>
    <style:style style:name="P32" style:family="paragraph" style:parent-style-name="Standard">
      <style:paragraph-properties style:line-height-at-least="0.503cm"/>
      <style:text-properties fo:color="#000000" fo:background-color="#ffffff"/>
    </style:style>
    <style:style style:name="P33" style:family="paragraph" style:parent-style-name="Standard">
      <style:paragraph-properties style:line-height-at-least="0.503cm"/>
      <style:text-properties fo:color="#000000" fo:background-color="#fff200"/>
    </style:style>
    <style:style style:name="P34" style:family="paragraph" style:parent-style-name="Standard">
      <style:paragraph-properties style:line-height-at-least="0.503cm"/>
      <style:text-properties fo:color="#000000" fo:background-color="#fffffe"/>
    </style:style>
    <style:style style:name="P35" style:family="paragraph" style:parent-style-name="Standard">
      <style:paragraph-properties style:line-height-at-least="0.503cm"/>
      <style:text-properties fo:color="#000000" officeooo:paragraph-rsid="003bb6cc" fo:background-color="#fffffe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text-properties officeooo:rsid="0022bd32" officeooo:paragraph-rsid="0022bd32"/>
    </style:style>
    <style:style style:name="P38" style:family="paragraph" style:parent-style-name="Standard">
      <style:text-properties officeooo:rsid="00291e16" officeooo:paragraph-rsid="00291e16"/>
    </style:style>
    <style:style style:name="P39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e"/>
    </style:style>
    <style:style style:name="P40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41" style:family="paragraph" style:parent-style-name="Standard">
      <style:text-properties fo:color="#008000" style:font-name="Droid Sans Mono" fo:font-size="10.5pt" fo:font-weight="normal" officeooo:rsid="002f8af3" officeooo:paragraph-rsid="002f8af3" fo:background-color="#ffffff" style:font-weight-asian="normal" style:font-weight-complex="normal"/>
    </style:style>
    <style:style style:name="P42" style:family="paragraph" style:parent-style-name="Standard">
      <style:text-properties fo:color="#008000" style:font-name="Droid Sans Mono" fo:font-size="10.5pt" fo:font-weight="normal" officeooo:rsid="0039f823" officeooo:paragraph-rsid="0039f823" fo:background-color="#ffffff" style:font-weight-asian="normal" style:font-weight-complex="normal"/>
    </style:style>
    <style:style style:name="P43" style:family="paragraph" style:parent-style-name="Standard">
      <style:text-properties officeooo:rsid="003356cc" officeooo:paragraph-rsid="003356cc"/>
    </style:style>
    <style:style style:name="P4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45" style:family="paragraph" style:parent-style-name="Standard">
      <style:text-properties fo:font-weight="bold" officeooo:rsid="00287411" officeooo:paragraph-rsid="001fa26f" style:font-weight-asian="bold" style:font-weight-complex="bold"/>
    </style:style>
    <style:style style:name="T1" style:family="text">
      <style:text-properties officeooo:rsid="001fa26f"/>
    </style:style>
    <style:style style:name="T2" style:family="text">
      <style:text-properties style:font-name="Droid Sans Mono" fo:font-size="10.5pt" fo:font-weight="normal"/>
    </style:style>
    <style:style style:name="T3" style:family="text">
      <style:text-properties fo:color="#000000" style:font-name="Droid Sans Mono" fo:font-size="10.5pt" fo:background-color="#fffffe" loext:char-shading-value="0"/>
    </style:style>
    <style:style style:name="T4" style:family="text">
      <style:text-properties fo:color="#0451a5" style:font-name="Droid Sans Mono" fo:font-size="10.5pt" fo:font-weight="normal"/>
    </style:style>
    <style:style style:name="T5" style:family="text">
      <style:text-properties fo:color="#a31515"/>
    </style:style>
    <style:style style:name="T6" style:family="text">
      <style:text-properties fo:color="#a31515" style:font-name="Droid Sans Mono" fo:font-size="10.5pt" fo:font-weight="normal"/>
    </style:style>
    <style:style style:name="T7" style:family="text">
      <style:text-properties fo:color="#a31515" style:font-name="Droid Sans Mono" fo:font-size="10.5pt" fo:background-color="#fffffe" loext:char-shading-value="0"/>
    </style:style>
    <style:style style:name="T8" style:family="text">
      <style:text-properties fo:color="#0000ff"/>
    </style:style>
    <style:style style:name="T9" style:family="text">
      <style:text-properties fo:color="#0000ff" style:font-name="Droid Sans Mono" fo:font-size="10.5pt" fo:font-weight="normal"/>
    </style:style>
    <style:style style:name="T10" style:family="text">
      <style:text-properties fo:color="#0000ff" style:font-name="Droid Sans Mono" fo:font-size="10.5pt" fo:background-color="#fffffe" loext:char-shading-value="0"/>
    </style:style>
    <style:style style:name="T11" style:family="text">
      <style:text-properties fo:color="#008000" style:font-name="Droid Sans Mono" fo:font-size="10.5pt" fo:font-weight="normal"/>
    </style:style>
    <style:style style:name="T12" style:family="text">
      <style:text-properties officeooo:rsid="0020b223"/>
    </style:style>
    <style:style style:name="T13" style:family="text">
      <style:text-properties officeooo:rsid="00214cd5"/>
    </style:style>
    <style:style style:name="T14" style:family="text">
      <style:text-properties officeooo:rsid="0025e70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87411" style:font-weight-asian="bold" style:font-weight-complex="bold"/>
    </style:style>
    <style:style style:name="T17" style:family="text">
      <style:text-properties officeooo:rsid="002b0ce0"/>
    </style:style>
    <style:style style:name="T18" style:family="text">
      <style:text-properties officeooo:rsid="002be621"/>
    </style:style>
    <style:style style:name="T19" style:family="text">
      <style:text-properties fo:color="#09885a" style:font-name="Droid Sans Mono" fo:font-size="10.5pt" fo:font-weight="normal"/>
    </style:style>
    <style:style style:name="T20" style:family="text">
      <style:text-properties officeooo:rsid="0030defd"/>
    </style:style>
    <style:style style:name="T21" style:family="text">
      <style:text-properties officeooo:rsid="0033f1d3"/>
    </style:style>
    <style:style style:name="T22" style:family="text">
      <style:text-properties officeooo:rsid="0039f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ex <text:span text:style-name="T13">Feb 5, 2019</text:span></text:p>
      <text:p text:style-name="P1"/>
      <text:p text:style-name="P38">Summary: Knex is a framework in Java that replaces direct SQL scripting by programming into “migration files” that can be <text:span text:style-name="T17">pre-coded, error checked,</text:span> and rolled back. <text:span text:style-name="T18">Migration files stored in db/migrations folder in your web project.</text:span></text:p>
      <text:p text:style-name="P38"/>
      <text:p text:style-name="P38"><text:a xlink:type="simple" xlink:href="https://knexjs.org/" text:style-name="Internet_20_link" text:visited-style-name="Visited_20_Internet_20_Link">https://knexjs.org/</text:a> </text:p>
      <text:p text:style-name="P1"/>
      <text:p text:style-name="P4">Step 1 environment <text:span text:style-name="T12">setup</text:span></text:p>
      <text:p text:style-name="P4"/>
      <text:p text:style-name="P19">$ npm i pg knex </text:p>
      <text:p text:style-name="P4"/>
      <text:p text:style-name="P1">to create DB</text:p>
      <text:p text:style-name="P1">$ createdb --echo <text:span text:style-name="T20">&lt;</text:span>knex_demo<text:span text:style-name="T20">&gt;</text:span></text:p>
      <text:p text:style-name="P1">$ knex init</text:p>
      <text:p text:style-name="P1"><text:tab/>creates the knexfile.js</text:p>
      <text:p text:style-name="P1"/>
      <text:p text:style-name="P9">Step 2 edit the knexfile.js</text:p>
      <text:p text:style-name="P43"/>
      <text:p text:style-name="P25">module.exports ={</text:p>
      <text:p text:style-name="P36"/>
      <text:p text:style-name="P23">development: {</text:p>
      <text:p text:style-name="P23">client: <text:span text:style-name="T5">'pg'</text:span>,</text:p>
      <text:p text:style-name="P23">connection: {</text:p>
      <text:p text:style-name="P23">database: <text:span text:style-name="T5">'knex_demo'</text:span>,</text:p>
      <text:p text:style-name="P23">username: <text:span text:style-name="T5">"jdenjo"</text:span>,</text:p>
      <text:p text:style-name="P23">password: <text:span text:style-name="T5">"2383Bellevue"</text:span></text:p>
      <text:p text:style-name="P23">},</text:p>
      <text:p text:style-name="P23">migrations: {</text:p>
      <text:p text:style-name="P23">tableName: <text:span text:style-name="T5">"migrations"</text:span>,</text:p>
      <text:p text:style-name="P23">directory: <text:span text:style-name="T5">"./db/migrations"</text:span>,</text:p>
      <text:p text:style-name="P23">},</text:p>
      <text:p text:style-name="P23">seeds: {</text:p>
      <text:p text:style-name="P23">directory: <text:span text:style-name="T5">"./db/seeds"</text:span>,</text:p>
      <text:p text:style-name="P23">}</text:p>
      <text:p text:style-name="P23">},</text:p>
      <text:p text:style-name="P23">};</text:p>
      <text:p text:style-name="P43"/>
      <text:p text:style-name="P2"/>
      <text:p text:style-name="P2"/>
      <text:p text:style-name="P4">Step 2 Package.Json <text:span text:style-name="T12">script editing</text:span></text:p>
      <text:p text:style-name="P24">{</text:p>
      <text:p text:style-name="P32">    <text:span text:style-name="T4">"name"</text:span><text:span text:style-name="T2">: </text:span><text:span text:style-name="T6">"express-basics"</text:span><text:span text:style-name="T2">,</text:span></text:p>
      <text:p text:style-name="P32">    <text:span text:style-name="T4">"version"</text:span><text:span text:style-name="T2">: </text:span><text:span text:style-name="T6">"0.0.1"</text:span><text:span text:style-name="T2">,</text:span></text:p>
      <text:p text:style-name="P32">    <text:span text:style-name="T4">"description"</text:span><text:span text:style-name="T2">: </text:span><text:span text:style-name="T6">"This is a server built using Express"</text:span><text:span text:style-name="T2">,</text:span></text:p>
      <text:p text:style-name="P32">    <text:span text:style-name="T4">"main"</text:span><text:span text:style-name="T2">: </text:span><text:span text:style-name="T6">"app.js"</text:span><text:span text:style-name="T2">,</text:span></text:p>
      <text:p text:style-name="P32">    <text:span text:style-name="T4">"scripts"</text:span><text:span text:style-name="T2">: {</text:span></text:p>
      <text:p text:style-name="P32">        <text:span text:style-name="T4">"sayHello"</text:span><text:span text:style-name="T2">: </text:span><text:span text:style-name="T6">"echo \"Hello\""</text:span><text:span text:style-name="T2">,</text:span></text:p>
      <text:p text:style-name="P32">        <text:span text:style-name="T4">"start"</text:span><text:span text:style-name="T2">: </text:span><text:span text:style-name="T6">"nodemon app.js"</text:span><text:span text:style-name="T2">,</text:span></text:p>
      <text:p text:style-name="P32">        <text:span text:style-name="T4">"test"</text:span><text:span text:style-name="T2">: </text:span><text:span text:style-name="T6">"echo \"Error: no test specified\" &amp;&amp; exit 1"</text:span><text:span text:style-name="T2">,</text:span></text:p>
      <text:p text:style-name="P33"><text:soft-page-break/>        <text:span text:style-name="T4">"db:create"</text:span><text:span text:style-name="T2">: </text:span><text:span text:style-name="T6">"createdb --echo knex_demo"</text:span><text:span text:style-name="T2">,</text:span></text:p>
      <text:p text:style-name="P33">        <text:span text:style-name="T4">"db:drop"</text:span><text:span text:style-name="T2">: </text:span><text:span text:style-name="T6">"dropdb --if-exists --echo knex_demo"</text:span><text:span text:style-name="T2">,</text:span></text:p>
      <text:p text:style-name="P33">        <text:span text:style-name="T4">"db:migrate"</text:span><text:span text:style-name="T2">: </text:span><text:span text:style-name="T6">"knex migrate:latest"</text:span><text:span text:style-name="T2">,</text:span></text:p>
      <text:p text:style-name="P33">        <text:span text:style-name="T4">"db:reset"</text:span><text:span text:style-name="T2">: </text:span><text:span text:style-name="T6">"npm run db:drop &amp;&amp; npm run db:create &amp;&amp; npm run db:migrate"</text:span></text:p>
      <text:p text:style-name="P32">    <text:span text:style-name="T2">},</text:span></text:p>
      <text:p text:style-name="P32">    <text:span text:style-name="T4">"keywords"</text:span><text:span text:style-name="T2">: [</text:span></text:p>
      <text:p text:style-name="P32">        <text:span text:style-name="T6">"Express"</text:span><text:span text:style-name="T2">,</text:span></text:p>
      <text:p text:style-name="P32">        <text:span text:style-name="T6">"Http"</text:span><text:span text:style-name="T2">,</text:span></text:p>
      <text:p text:style-name="P32">        <text:span text:style-name="T6">"Server"</text:span></text:p>
      <text:p text:style-name="P32">    <text:span text:style-name="T2">],</text:span></text:p>
      <text:p text:style-name="P32">    <text:span text:style-name="T4">"author"</text:span><text:span text:style-name="T2">: </text:span><text:span text:style-name="T6">"Max Gordon"</text:span><text:span text:style-name="T2">,</text:span></text:p>
      <text:p text:style-name="P32">    <text:span text:style-name="T4">"license"</text:span><text:span text:style-name="T2">: </text:span><text:span text:style-name="T6">"ISC"</text:span><text:span text:style-name="T2">,</text:span></text:p>
      <text:p text:style-name="P32">    <text:span text:style-name="T4">"dependencies"</text:span><text:span text:style-name="T2">: {</text:span></text:p>
      <text:p text:style-name="P23"/>
      <text:p text:style-name="P32">        <text:span text:style-name="T4">"cookie-parser"</text:span><text:span text:style-name="T2">: </text:span><text:span text:style-name="T6">"^1.4.3"</text:span><text:span text:style-name="T2">,</text:span></text:p>
      <text:p text:style-name="P32">        <text:span text:style-name="T4">"ejs"</text:span><text:span text:style-name="T2">: </text:span><text:span text:style-name="T6">"^2.6.1"</text:span><text:span text:style-name="T2">,</text:span></text:p>
      <text:p text:style-name="P32">        <text:span text:style-name="T4">"express"</text:span><text:span text:style-name="T2">: </text:span><text:span text:style-name="T6">"^4.16.4"</text:span><text:span text:style-name="T2">,</text:span></text:p>
      <text:p text:style-name="P32">        <text:span text:style-name="T4">"knex"</text:span><text:span text:style-name="T2">: </text:span><text:span text:style-name="T6">"^0.16.3"</text:span><text:span text:style-name="T2">,</text:span></text:p>
      <text:p text:style-name="P32">        <text:span text:style-name="T4">"morgan"</text:span><text:span text:style-name="T2">: </text:span><text:span text:style-name="T6">"^1.9.1"</text:span><text:span text:style-name="T2">,</text:span></text:p>
      <text:p text:style-name="P32">        <text:span text:style-name="T4">"pg"</text:span><text:span text:style-name="T2">: </text:span><text:span text:style-name="T6">"^7.8.0"</text:span></text:p>
      <text:p text:style-name="P32">    <text:span text:style-name="T2">},</text:span></text:p>
      <text:p text:style-name="P32">    <text:span text:style-name="T4">"devDependencies"</text:span><text:span text:style-name="T2">: {</text:span></text:p>
      <text:p text:style-name="P32">        <text:span text:style-name="T4">"nodemon"</text:span><text:span text:style-name="T2">: </text:span><text:span text:style-name="T6">"^1.18.9"</text:span></text:p>
      <text:p text:style-name="P32">    <text:span text:style-name="T2">}</text:span></text:p>
      <text:p text:style-name="P23">}</text:p>
      <text:p text:style-name="P23"/>
      <text:p text:style-name="P3"><text:span text:style-name="T15">Step 3: </text:span><text:span text:style-name="T16">make a new migration file to be executed <text:s/>(instead of SQL)</text:span></text:p>
      <text:p text:style-name="P45"/>
      <text:p text:style-name="P1"><text:span text:style-name="T1">$ </text:span>knex migrate:make <text:span text:style-name="T21">&lt;</text:span>CreatePosts<text:span text:style-name="T21">&gt;</text:span></text:p>
      <text:p text:style-name="P1"><text:tab/><text:span text:style-name="T1">creates migrations folder in project</text:span></text:p>
      <text:p text:style-name="P1"/>
      <text:p text:style-name="P3">in the migrations/&lt;date&gt;_CreatePosts.js:</text:p>
      <text:p text:style-name="P3"/>
      <text:p text:style-name="P30">// The `up` function is what is run when we `migrate:latest` ("npm run db:migrate")</text:p>
      <text:p text:style-name="P30">exports.up = function(knex, Promise) {</text:p>
      <text:p text:style-name="P30"><text:tab/>// When creating migrations, youmust ALWAYS return</text:p>
      <text:p text:style-name="P30"><text:tab/>// the result of your migration code. ALWAYS!</text:p>
      <text:p text:style-name="P30"><text:tab/>return knex.schema.createTable('posts', table =&gt; {</text:p>
      <text:p text:style-name="P30"><text:tab/><text:tab/>// CREATE TABLE "posts"</text:p>
      <text:p text:style-name="P30"><text:tab/><text:tab/>table.increments('id'); // create an autoincrementing column named `id` - "id" SERIAL</text:p>
      <text:p text:style-name="P30"><text:tab/><text:tab/>table.string('title'); // "title" VARCHAR(255)</text:p>
      <text:p text:style-name="P30"><text:tab/><text:tab/>table.text('content'); // "content" TEXT</text:p>
      <text:p text:style-name="P30"><text:tab/><text:tab/>table.integer('viewCount'); // "viewCount" INTEGER</text:p>
      <text:p text:style-name="P30"><text:tab/><text:tab/>table.timestamp('createdAt').defaultTo(knex.fn.now());</text:p>
      <text:p text:style-name="P30"><text:tab/><text:tab/>// "createdAt" timestamp default to NOW()</text:p>
      <text:p text:style-name="P30"><text:tab/><text:tab/>table.string('tags');</text:p>
      <text:p text:style-name="P30"><text:tab/>});</text:p>
      <text:p text:style-name="P30">};</text:p>
      <text:p text:style-name="P30"/>
      <text:p text:style-name="P30"><text:soft-page-break/>// The `down` function is what is run when we rollback our migration</text:p>
      <text:p text:style-name="P30">exports.down = function(knex, Promise) {</text:p>
      <text:p text:style-name="P30"><text:tab/>return knex.schema.dropTable('posts');</text:p>
      <text:p text:style-name="P30">};</text:p>
      <text:p text:style-name="P36"/>
      <text:p text:style-name="P26"/>
      <text:p text:style-name="P37">then run:</text:p>
      <text:p text:style-name="P37">$ knex migrate:latest </text:p>
      <text:p text:style-name="P38">OR </text:p>
      <text:p text:style-name="P38">npm run <text:a xlink:type="simple" xlink:href="db:create" text:style-name="Internet_20_link" text:visited-style-name="Visited_20_Internet_20_Link">db:create</text:a> </text:p>
      <text:p text:style-name="P38"><text:tab/>if this defined <text:s/>in your package.json script</text:p>
      <text:p text:style-name="P37"/>
      <text:p text:style-name="P5">Check in PSQL <text:span text:style-name="T14">if it worked</text:span></text:p>
      <text:p text:style-name="P5"/>
      <text:p text:style-name="P11">$ psql -d knex_demo</text:p>
      <text:p text:style-name="P11"><text:tab/>connects to knex_demo db</text:p>
      <text:p text:style-name="P11">\dt</text:p>
      <text:p text:style-name="P11"><text:tab/>shows what are the table properties as below</text:p>
      <text:p text:style-name="P20">\q </text:p>
      <text:p text:style-name="P20"><text:tab/>to exit</text:p>
      <text:p text:style-name="P11"/>
      <text:p text:style-name="P11"/>
      <text:p text:style-name="P11">[local] jdenjo@knex_demo=# \dt</text:p>
      <text:p text:style-name="P11"><text:s text:c="13"/>List of relations</text:p>
      <text:p text:style-name="P11"><text:s/>Schema | <text:s text:c="5"/>Name <text:s text:c="6"/>| Type <text:s/>| Owner</text:p>
      <text:p text:style-name="P11">--------+-----------------+-------+--------</text:p>
      <text:p text:style-name="P11"><text:s/>public | migrations <text:s text:c="5"/>| table | jdenjo</text:p>
      <text:p text:style-name="P11"><text:s/>public | migrations_lock | table | jdenjo</text:p>
      <text:p text:style-name="P11"><text:s/>public | posts <text:s text:c="10"/>| table | jdenjo</text:p>
      <text:p text:style-name="P11">(3 rows)</text:p>
      <text:p text:style-name="P12"/>
      <text:p text:style-name="P6">OPTIONAL: If you made a mistake rollack</text:p>
      <text:p text:style-name="P13">$ knex migrate:rollback</text:p>
      <text:p text:style-name="P13"/>
      <text:p text:style-name="P11"/>
      <text:p text:style-name="P11"/>
      <text:p text:style-name="P11"/>
      <text:p text:style-name="P11"/>
      <text:p text:style-name="P11">const knex = require('./db/client');</text:p>
      <text:p text:style-name="P11"/>
      <text:p text:style-name="P11"/>
      <text:p text:style-name="P7">Adding into Database using JS</text:p>
      <text:p text:style-name="P7"/>
      <text:p text:style-name="P22">make a query.js and client.js file in DB folder</text:p>
      <text:p text:style-name="P22"/>
      <text:p text:style-name="P22">for client.js:</text:p>
      <text:p text:style-name="P22"/>
      <text:p text:style-name="P42">// This loads exported configuration object from knexfile.js</text:p>
      <text:p text:style-name="P23"><text:span text:style-name="T8">const</text:span> knexfile = require(<text:span text:style-name="T5">'../knexfile'</text:span>);</text:p>
      <text:p text:style-name="P36"/>
      <text:p text:style-name="P40">// This get the knex client constructor</text:p>
      <text:p text:style-name="P40">// We use this to create an instance of knex client which allows us to make queries to our DB</text:p>
      <text:p text:style-name="P23"><text:soft-page-break/><text:span text:style-name="T8">const</text:span> knexConnector = require(<text:span text:style-name="T5">'knex'</text:span>);</text:p>
      <text:p text:style-name="P36"/>
      <text:p text:style-name="P40">// Call client constructor with development section from knexfile based on knexfile's development object</text:p>
      <text:p text:style-name="P23"><text:span text:style-name="T8">const</text:span> knex = knexConnector(knexfile.development);</text:p>
      <text:p text:style-name="P36"/>
      <text:p text:style-name="P40">// Finally, we export the client so we can just require this file when we need to make SQL queries</text:p>
      <text:p text:style-name="P23">module.exports = knex;</text:p>
      <text:p text:style-name="P22"/>
      <text:p text:style-name="P22"/>
      <text:p text:style-name="P22">Make a query.js file in DB with below:</text:p>
      <text:p text:style-name="P7"/>
      <text:p text:style-name="P28"><text:span text:style-name="T8">const</text:span> knex = require(<text:span text:style-name="T5">'./client'</text:span>);</text:p>
      <text:p text:style-name="P36"/>
      <text:p text:style-name="P36">//<text:span text:style-name="T22">samples</text:span></text:p>
      <text:p text:style-name="P26"><text:span text:style-name="T8">const</text:span> query1 = knex</text:p>
      <text:p text:style-name="P34">    <text:span text:style-name="T2">.insert({ title: </text:span><text:span text:style-name="T6">'My Post'</text:span><text:span text:style-name="T2"> })</text:span></text:p>
      <text:p text:style-name="P34">    <text:span text:style-name="T2">.into(</text:span><text:span text:style-name="T6">'posts'</text:span><text:span text:style-name="T2">)</text:span></text:p>
      <text:p text:style-name="P34">    <text:span text:style-name="T2">.returning(</text:span><text:span text:style-name="T6">'*'</text:span><text:span text:style-name="T2">);</text:span></text:p>
      <text:p text:style-name="P39">// .then(result =&gt; console.log(result));</text:p>
      <text:p text:style-name="P36"/>
      <text:p text:style-name="P26">console.log(query1.toString());</text:p>
      <text:p text:style-name="P26">query1.then(result =&gt; console.log(result));</text:p>
      <text:p text:style-name="P36"/>
      <text:p text:style-name="P26"><text:span text:style-name="T8">const</text:span> query2 = knex</text:p>
      <text:p text:style-name="P34">    <text:span text:style-name="T2">.insert([</text:span></text:p>
      <text:p text:style-name="P34">        <text:span text:style-name="T2">{ title: </text:span><text:span text:style-name="T6">'Top 5 Schools'</text:span><text:span text:style-name="T2">, content: </text:span><text:span text:style-name="T6">'Hogwarts, CodeCore, etc'</text:span><text:span text:style-name="T2"> },</text:span></text:p>
      <text:p text:style-name="P34">        <text:span text:style-name="T2">{ title: </text:span><text:span text:style-name="T6">'Top 3 Rocks'</text:span><text:span text:style-name="T2">, content: </text:span><text:span text:style-name="T6">'Diamond, ruby, amethyst'</text:span><text:span text:style-name="T2"> },</text:span></text:p>
      <text:p text:style-name="P34">        <text:span text:style-name="T2">{</text:span></text:p>
      <text:p text:style-name="P34">            <text:span text:style-name="T2">title: </text:span><text:span text:style-name="T6">'Top 3 Programming Languages'</text:span><text:span text:style-name="T2">,</text:span></text:p>
      <text:p text:style-name="P34">            <text:span text:style-name="T2">content: </text:span><text:span text:style-name="T6">'JavaScript, Ruby, PHP'</text:span><text:span text:style-name="T2">,</text:span></text:p>
      <text:p text:style-name="P34">        <text:span text:style-name="T2">},</text:span></text:p>
      <text:p text:style-name="P34">    <text:span text:style-name="T2">])</text:span></text:p>
      <text:p text:style-name="P34">    <text:span text:style-name="T2">.into(</text:span><text:span text:style-name="T6">'posts'</text:span><text:span text:style-name="T2">)</text:span></text:p>
      <text:p text:style-name="P34">    <text:span text:style-name="T2">.returning(</text:span><text:span text:style-name="T6">'*'</text:span><text:span text:style-name="T2">);</text:span></text:p>
      <text:p text:style-name="P39">// .then(result =&gt; console.log(result));</text:p>
      <text:p text:style-name="P26">console.log(query2.toString());</text:p>
      <text:p text:style-name="P26">query2.then(result =&gt; console.log(result));</text:p>
      <text:p text:style-name="P26"/>
      <text:p text:style-name="P8">Just using raw SQL</text:p>
      <text:p text:style-name="P8"/>
      <text:p text:style-name="P18"><text:span text:style-name="T10">const</text:span><text:span text:style-name="T3"> query3 = knex.raw(</text:span><text:span text:style-name="T7">'SELECT * FROM posts;'</text:span><text:span text:style-name="T3">);</text:span></text:p>
      <text:p text:style-name="P27">console.log(query3.toString());</text:p>
      <text:p text:style-name="P27">query3.then(result =&gt; {</text:p>
      <text:p text:style-name="P35">    <text:span text:style-name="T2">console.log(result.rows);</text:span></text:p>
      <text:p text:style-name="P35">    <text:span text:style-name="T2">knex.destroy();</text:span></text:p>
      <text:p text:style-name="P29">});</text:p>
      <text:p text:style-name="P10"><text:soft-page-break/>SEEDS and fake data</text:p>
      <text:p text:style-name="P21">seeds are query file scripts</text:p>
      <text:p text:style-name="P14"/>
      <text:p text:style-name="P15">$ knex seed:make 0000GeneratePosts</text:p>
      <text:p text:style-name="P15"><text:tab/>generate a seed file with knex in db/seeds director<text:tab/></text:p>
      <text:p text:style-name="P15"/>
      <text:p text:style-name="P15"/>
      <text:p text:style-name="P14">install faker</text:p>
      <text:p text:style-name="P14">$ npm i -D faker</text:p>
      <text:p text:style-name="P14"/>
      <text:p text:style-name="P14"/>
      <text:p text:style-name="P16"/>
      <text:p text:style-name="P16">seed file code:</text:p>
      <text:p text:style-name="P16"/>
      <text:p text:style-name="P41">// https://github.com/marak/Faker.js/</text:p>
      <text:p text:style-name="P23"><text:span text:style-name="T8">const</text:span> faker = require(<text:span text:style-name="T5">'faker'</text:span>);</text:p>
      <text:p text:style-name="P36"/>
      <text:p text:style-name="P40">// To run your seed files, do:</text:p>
      <text:p text:style-name="P40">// knex seed:run</text:p>
      <text:p text:style-name="P36"/>
      <text:p text:style-name="P23">exports.seed = <text:span text:style-name="T8">function</text:span>(knex, Promise) {</text:p>
      <text:p text:style-name="P32">  <text:span text:style-name="T11">// Deletes ALL existing entries</text:span></text:p>
      <text:p text:style-name="P32">  <text:span text:style-name="T9">return</text:span><text:span text:style-name="T2"> knex(</text:span><text:span text:style-name="T6">'posts'</text:span><text:span text:style-name="T2">)</text:span></text:p>
      <text:p text:style-name="P32">    <text:span text:style-name="T2">.del() </text:span><text:span text:style-name="T11">// DELETE FROM "posts"</text:span></text:p>
      <text:p text:style-name="P32">    <text:span text:style-name="T2">.then(</text:span><text:span text:style-name="T9">function</text:span><text:span text:style-name="T2">() {</text:span></text:p>
      <text:p text:style-name="P32">      <text:span text:style-name="T11">// generate an array of 1000 posts using faker</text:span></text:p>
      <text:p text:style-name="P32">      <text:span text:style-name="T9">const</text:span><text:span text:style-name="T2"> posts = Array.from({ length: </text:span><text:span text:style-name="T19">1000</text:span><text:span text:style-name="T2"> }).map(() </text:span><text:span text:style-name="T9">=&gt;</text:span><text:span text:style-name="T2"> {</text:span></text:p>
      <text:p text:style-name="P32">        <text:span text:style-name="T9">return</text:span><text:span text:style-name="T2"> {</text:span></text:p>
      <text:p text:style-name="P32">          <text:span text:style-name="T2">title: faker.company.catchPhrase(),</text:span></text:p>
      <text:p text:style-name="P32">          <text:span text:style-name="T2">content: faker.lorem.paragraph(),</text:span></text:p>
      <text:p text:style-name="P32">          <text:span text:style-name="T11">// imageUrl: faker.image.imageUrl(),</text:span></text:p>
      <text:p text:style-name="P32">          <text:span text:style-name="T2">viewCount: faker.random.number(</text:span><text:span text:style-name="T19">100</text:span><text:span text:style-name="T2">),</text:span></text:p>
      <text:p text:style-name="P32">          <text:span text:style-name="T2">createdAt: faker.date.past(),</text:span></text:p>
      <text:p text:style-name="P32">        <text:span text:style-name="T2">};</text:span></text:p>
      <text:p text:style-name="P32">      <text:span text:style-name="T2">});</text:span></text:p>
      <text:p text:style-name="P32">      <text:span text:style-name="T11">// Inserts seed entries</text:span></text:p>
      <text:p text:style-name="P32">      <text:span text:style-name="T11">// Inside of a callback passed to the then function, always</text:span></text:p>
      <text:p text:style-name="P32">      <text:span text:style-name="T11">// return the knex query that you create. EVERYTIME!!!!</text:span></text:p>
      <text:p text:style-name="P32">      <text:span text:style-name="T9">return</text:span><text:span text:style-name="T2"> knex(</text:span><text:span text:style-name="T6">'posts'</text:span><text:span text:style-name="T2">).insert(posts);</text:span></text:p>
      <text:p text:style-name="P32">    <text:span text:style-name="T2">});</text:span></text:p>
      <text:p text:style-name="P23">};</text:p>
      <text:p text:style-name="P23"/>
      <text:p text:style-name="P16"/>
      <text:p text:style-name="P31"/>
      <text:p text:style-name="P2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17:42.906220134</meta:creation-date>
    <meta:generator>LibreOffice/6.0.7.3$Linux_X86_64 LibreOffice_project/00m0$Build-3</meta:generator>
    <dc:date>2019-02-05T22:23:51.203774390</dc:date>
    <meta:editing-duration>PT10H9M44S</meta:editing-duration>
    <meta:editing-cycles>20</meta:editing-cycles>
    <meta:document-statistic meta:table-count="0" meta:image-count="0" meta:object-count="0" meta:page-count="5" meta:paragraph-count="182" meta:word-count="738" meta:character-count="5680" meta:non-whitespace-character-count="4642"/>
  </office:meta>
</office:document-meta>
</file>